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17ad6f" officeooo:paragraph-rsid="001aa9c1"/>
    </style:style>
    <style:style style:name="P2" style:family="paragraph" style:parent-style-name="Standard">
      <style:paragraph-properties fo:line-height="150%"/>
      <style:text-properties officeooo:rsid="0017ad6f" officeooo:paragraph-rsid="0017ad6f"/>
    </style:style>
    <style:style style:name="P3" style:family="paragraph" style:parent-style-name="Standard">
      <style:text-properties officeooo:rsid="0018ce9c" officeooo:paragraph-rsid="0018ce9c"/>
    </style:style>
    <style:style style:name="P4" style:family="paragraph" style:parent-style-name="Standard">
      <style:text-properties officeooo:rsid="0018ce9c" officeooo:paragraph-rsid="001c4062"/>
    </style:style>
    <style:style style:name="P5" style:family="paragraph" style:parent-style-name="Standard">
      <style:paragraph-properties fo:line-height="150%"/>
      <style:text-properties officeooo:rsid="0018ce9c" officeooo:paragraph-rsid="001c4062"/>
    </style:style>
    <style:style style:name="P6" style:family="paragraph" style:parent-style-name="Standard">
      <style:paragraph-properties fo:line-height="150%"/>
      <style:text-properties fo:font-weight="bold" officeooo:rsid="0017ad6f" officeooo:paragraph-rsid="0017ad6f" style:font-weight-asian="bold" style:font-weight-complex="bold"/>
    </style:style>
    <style:style style:name="T1" style:family="text">
      <style:text-properties officeooo:rsid="001aa9c1"/>
    </style:style>
    <style:style style:name="T2" style:family="text">
      <style:text-properties officeooo:rsid="001c40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FERAATTI</text:p>
      <text:p text:style-name="P6"/>
      <text:p text:style-name="P1">Teos: <text:span text:style-name="T1">Ohjelmistotuotantomenetelmien kehittyminen 1950-luvulta nykypäivään, kandidaatintutkielma, Helsingin yliopisto, Tietojenkäsittelytieteen laitos</text:span></text:p>
      <text:p text:style-name="P1"/>
      <text:p text:style-name="P2">Tekijä: <text:span text:style-name="T1">Lauri Suomalainen</text:span></text:p>
      <text:p text:style-name="P2"/>
      <text:p text:style-name="P2"/>
      <text:p text:style-name="P2"/>
      <text:p text:style-name="P1"><text:span text:style-name="T1">Kandidaatintutkielma Ohjelmistotuotantomenetelmien kehittyminen 1950-luvulta nykypäivään </text:span>tarkastelee ohjelmistotuotantomenetelmien kehittymistä ohjelmistokehittämisen alkuajoista nykypäivään ja lähitulevaisuuteen. <text:span text:style-name="T1">Tutkielmassa esitellään lyhyesti kyseisten aikakausien tunnetuimmat ohjelmistotuotantomenetelmät ja j</text:span>okaisen ohjelmistotuotantomenetelmän kohdalla <text:span text:style-name="T2">kuvataan lyhyesti,</text:span> <text:span text:style-name="T2">m</text:span>istä <text:span text:style-name="T2">juuri siinä </text:span>ohjelmistotuotantomenetelmässä on kyse, <text:span text:style-name="T2">m</text:span>iksi sitä käytetään/käytettiin, <text:span text:style-name="T2">m</text:span>itä hyötyä siitä on/oli <text:span text:style-name="T2">ja m</text:span>itkä olivat sen heikkoudet.</text:p>
      <text:p text:style-name="P2"/>
      <text:p text:style-name="P5"><text:span text:style-name="T2">Tutkielmassa kuvataan lyhyesti mm. Perinteisen vesiputousmallin piirteitä, hyötyjä ja haittoja sekä erityisesti Wilson Roycen mallia tästä. Vesiputousmallista siirrytään inkrementaalisten ja iteratiivisten menetelmien esityksiin, joista tarkemmin käsitellään riskien arviointia korostavaa spiraalimallia sekä RUP-menetelmää (Rational Unified Process). Nykypäivän ketteristä menetelmistä tutkielmassa keskitytään Scrum-menetelmän hyvien ja huonojen puolien kuvaukseen. </text:span></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08:46:52.886693428</meta:creation-date>
    <dc:date>2016-05-09T09:54:17.932918055</dc:date>
    <meta:editing-duration>PT1H5M4S</meta:editing-duration>
    <meta:editing-cycles>2</meta:editing-cycles>
    <meta:generator>LibreOffice/4.2.8.2$Linux_X86_64 LibreOffice_project/420m0$Build-2</meta:generator>
    <meta:document-statistic meta:table-count="0" meta:image-count="0" meta:object-count="0" meta:page-count="1" meta:paragraph-count="5" meta:word-count="104" meta:character-count="1179" meta:non-whitespace-character-count="1079"/>
  </office:meta>
</office:document-meta>
</file>